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padding="0cm" fo:border-left="none" fo:border-right="none" fo:border-top="none" fo:border-bottom="0.018cm solid #000000" style:shadow="non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keting/Vertrieb</text:p>
      <text:p text:style-name="P1"/>
      <text:p text:style-name="P1">Zielgruppe</text:p>
      <text:p text:style-name="P2">Zu unserer Zielgruppe gehört jeder, der auch nur ab und an mit Fremdsprachen konfrontiert wird. Jeder der außerdem gerne in andere Länder reist, bei denen er diese Sprache nicht versteht wird durch unser Produkt ein viel besseres erlebniss haben. Doch auch Verkäufer an der Kasse, die nie Englisch gelernt haben, werden durch unser Produkt unterstützt, gerade wenn Ausländer in unser Land kommen wäre unser Gerät sehr hilfreich.</text:p>
      <text:p text:style-name="Standard"/>
      <text:p text:style-name="P1">Kommunikationsinhalte</text:p>
      <text:p text:style-name="Standard">Unser Slogan ist: “Der Schlüssel zu jeder Sprache in einem kleinem Gerät”.</text:p>
      <text:p text:style-name="Standard">Damit drücken wir ganz klar aus, dass wir die Komplikationen, die man normalerweise bei Sprachunterschieden haben kann, entfernen und somit die Komunikation um einiges erleichtern.</text:p>
      <text:p text:style-name="Standard"/>
      <text:p text:style-name="Standard">Weiterhin werben wir auch damit das unser Produkt einfach zu benutzen ist, da die Bedienung von unserem Gerät so leicht ist wie ein einfacher Bluetooth Kopföhrer.</text:p>
      <text:p text:style-name="Standard"/>
      <text:p text:style-name="P1">Kommunikationswege</text:p>
      <text:p text:style-name="Standard">Unsere Kunden können uns jederzeit auf unserer eigenen Website erreichen oder bei uns anrufen. Die grundlegenden Infos zu unserem Produkt werden auch direkt auch dieser Seite angezeigt. Ein weiterer Weg wie wir mit unseren Kunden kommunizieren können ist über E-Mail. Bei Fragen können unsere Kunden uns immer per E-Mail direkt erreichen.</text:p>
      <text:p text:style-name="Standard"/>
      <text:p text:style-name="P1">Vertriebswege</text:p>
      <text:p text:style-name="P2">Unser Produkt wird über unsere Website verkauft und umgehend geliefert. Weiterhin können Kunden auch vor Ort in Potsdam unser Produkt kaufen.</text:p>
      <text:p text:style-name="P2"/>
      <text:p text:style-name="P1">Preis</text:p>
      <text:p text:style-name="P2">Unsere Petac's kosten 118,-€ <text:s/>im vergleich zu unseren Konkurenten ist dies ein gutes Angebot.</text:p>
      <text:p text:style-name="P2">Einer unserer Konkurenten ist Google selbst mit ihren “Pixel-Buds” für 159US-Dolar.</text:p>
      <text:p text:style-name="P2">Ein weiterer Konkurent ist Waverly Labs mit ihrem “Pilot” für 249-299US-Dolar.</text:p>
      <text:p text:style-name="Standard"><text:a xlink:type="simple" xlink:href="https://www.gruenderszene.de/allgemein/google-pixel-buds-uebersetzung-kopfhoerer-waverly?interstitial_click" text:style-name="Internet_20_link" text:visited-style-name="Visited_20_Internet_20_Link"><text:span text:style-name="T1">https://www.gruenderszene.de/allgemein/google-pixel-buds-uebersetzung-kopfhoerer-waverly?interstitial_click</text:span></text:a><text:span text:style-name="T1"> </text:span></text:p>
      <text:p text:style-name="P2"/>
      <text:p text:style-name="P2">Unser Preis für unser Standart Produkt wird bei 118,-€ Euro bleiben. Zukünftig werden wir neue Passformen und neue Designs anbieten, die dann zu leicht veränderten Preisen angeboten werden.</text:p>
      <text:p text:style-name="P1"/>
      <text:p text:style-name="P1">Zeitplan</text:p>
      <text:p text:style-name="P2">Zu Anfang werden wir uns klein halten und nur in unserem Haupsitz bleien, um erstmal sicheren halt in Europa zu bekommen. Mit der Zeit werden wir uns dann auch weltweit ausbreiten und von überall ereichbar sein. Da wir uns jedoch zuerst auf Europa beschränken, wird auch unsere Werbung erstmal nicht weit verbreitet sein, dies wird sich aber mit der Zeit ändern. Unser Produkt wird anfang 2020 auf den Markt k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Renhardt</meta:initial-creator>
    <meta:creation-date>2019-06-03T17:30:46.52</meta:creation-date>
    <dc:date>2019-06-09T21:16:12.29</dc:date>
    <dc:creator>Kevin Renhardt</dc:creator>
    <meta:editing-duration>PT1H18M47S</meta:editing-duration>
    <meta:editing-cycles>4</meta:editing-cycles>
    <meta:generator>OpenOffice/4.1.5$Win32 OpenOffice.org_project/415m1$Build-9789</meta:generator>
    <meta:document-statistic meta:table-count="0" meta:image-count="0" meta:object-count="0" meta:page-count="1" meta:paragraph-count="19" meta:word-count="344" meta:character-count="2382"/>
  </office:meta>
</office:document-meta>
</file>